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.83pt">
            <draw:object draw:notify-on-update-of-ranges="Sheet1.A1:Sheet1.A1 Sheet1.B1:Sheet1.E1 Sheet1.A2:Sheet1.A2 Sheet1.B2:Sheet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reate vm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me (ns)</text:p>
          </table:table-cell>
          <table:table-cell office:value-type="float" office:value="2126316" calcext:value-type="float">
            <text:p>2126316</text:p>
          </table:table-cell>
          <table:table-cell office:value-type="float" office:value="132735138" calcext:value-type="float">
            <text:p>132735138</text:p>
          </table:table-cell>
          <table:table-cell office:value-type="float" office:value="2680269" calcext:value-type="float">
            <text:p>2680269</text:p>
          </table:table-cell>
          <table:table-cell table:formula="of:=[.F2]-[.C2]-[.D2]-[.B2]" office:value-type="float" office:value="12967277" calcext:value-type="float">
            <text:p>12967277</text:p>
          </table:table-cell>
          <table:table-cell office:value-type="float" office:value="150509000" calcext:value-type="float">
            <text:p>150509000</text:p>
          </table:table-cell>
        </table:table-row>
        <table:table-row table:style-name="ro1">
          <table:table-cell office:value-type="string" calcext:value-type="string">
            <text:p>percentage</text:p>
          </table:table-cell>
          <table:table-cell table:formula="of:=([.B2]/[.F2])*100" office:value-type="float" office:value="1.41275006810224" calcext:value-type="float">
            <text:p>1.41275006810224</text:p>
          </table:table-cell>
          <table:table-cell table:formula="of:=([.C2]/[.F2])*100" office:value-type="float" office:value="88.1908311130896" calcext:value-type="float">
            <text:p>88.1908311130896</text:p>
          </table:table-cell>
          <table:table-cell table:formula="of:=([.D2]/[.F2])*100" office:value-type="float" office:value="1.78080314134039" calcext:value-type="float">
            <text:p>1.78080314134039</text:p>
          </table:table-cell>
          <table:table-cell table:formula="of:=([.E2]/[.F2])*100" office:value-type="float" office:value="8.61561567746779" calcext:value-type="float">
            <text:p>8.615615677467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121" number:language="en" number:country="US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9:01.647066574</meta:creation-date>
    <dc:date>2019-02-19T17:07:01.673461784</dc:date>
    <meta:editing-duration>PT3H27M39S</meta:editing-duration>
    <meta:editing-cycles>1</meta:editing-cycles>
    <meta:document-statistic meta:table-count="1" meta:cell-count="16" meta:object-count="1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21" number:language="en" number:country="US">
      <number:number number:decimal-places="3" loext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21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499cm" svg:y="3.454cm" style:legend-expansion="high" chart:style-name="ch2"/>
        <chart:plot-area chart:style-name="ch3" table:cell-range-address="Sheet1.A1:Sheet1.E2" chart:data-source-has-labels="both" svg:x="0.32cm" svg:y="0.18cm" svg:width="12.859cm" svg:height="8.64cm">
          <chartooo:coordinate-region svg:x="2.503cm" svg:y="0.327cm" svg:width="8.493cm" svg:height="8.493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E2" chart:label-cell-address="Sheet1.A2:Sheet1.A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:Sheet1.E1</svg:desc>
                </draw:g>
              </table:table-cell>
              <table:table-cell office:value-type="string">
                <text:p>wait</text:p>
              </table:table-cell>
              <table:table-cell office:value-type="string">
                <text:p>create vm</text:p>
              </table:table-cell>
              <table:table-cell office:value-type="string">
                <text:p>rest</text:p>
              </table:table-cell>
            </table:table-row>
          </table:table-header-rows>
          <table:table-rows>
            <table:table-row>
              <table:table-cell office:value-type="string">
                <text:p>time (ns)</text:p>
                <draw:g>
                  <svg:desc>Sheet1.A2:Sheet1.A2</svg:desc>
                </draw:g>
              </table:table-cell>
              <table:table-cell office:value-type="float" office:value="2126316">
                <text:p>2126316</text:p>
                <draw:g>
                  <svg:desc>Sheet1.B2:Sheet1.E2</svg:desc>
                </draw:g>
              </table:table-cell>
              <table:table-cell office:value-type="float" office:value="132735138">
                <text:p>132735138</text:p>
              </table:table-cell>
              <table:table-cell office:value-type="float" office:value="2680269">
                <text:p>2680269</text:p>
              </table:table-cell>
              <table:table-cell office:value-type="float" office:value="12967277">
                <text:p>12967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